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office:value-type="string" calcext:value-type="string">
            <text:p>sed -i --follow-symlinks "s/"#fff"/"#f8f8f2"/g" *.svg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office:value-type="string" calcext:value-type="string">
            <text:p>sed -i --follow-symlinks "s/"#9fda1e"/"#50fa7b"/g" *.svg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office:value-type="string" calcext:value-type="string">
            <text:p>sed -i --follow-symlinks "s/"#84c835"/"#46c66a"/g" *.svg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office:value-type="string" calcext:value-type="string">
            <text:p>sed -i --follow-symlinks "s/"#0c2809"/"#282a36"/g" *.svg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office:value-type="string" calcext:value-type="string">
            <text:p>sed -i --follow-symlinks "s/"#99e159"/"#50fa7b"/g" *.svg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office:value-type="string" calcext:value-type="string">
            <text:p>sed -i --follow-symlinks "s/"#000000"/"#282a36"/g" *.svg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/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office:value-type="string" calcext:value-type="string">
            <text:p>sed -i --follow-symlinks "s/"#f4f4f4"/"#f8f8f2"/g" *.svg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/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/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/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/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/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/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/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/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/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/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/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/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/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/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/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/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/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/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/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/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/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/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/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/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20">
          <table:table-cell table:style-name="ce1" table:number-columns-repeated="2"/>
          <table:table-cell table:number-columns-repeated="3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D1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00:51:40.107303904</dc:date>
    <meta:editing-duration>PT3H26M49S</meta:editing-duration>
    <meta:editing-cycles>50</meta:editing-cycles>
    <meta:generator>LibreOffice/7.4.5.1$Linux_X86_64 LibreOffice_project/40$Build-1</meta:generator>
    <meta:document-statistic meta:table-count="1" meta:cell-count="611" meta:object-count="0"/>
  </office:meta>
</office:document-meta>
</file>